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Specify:</text:p>
      <text:list xml:id="list38602913" text:style-name="L1">
        <text:list-item>
          <text:p text:style-name="P1">complexity level</text:p>
          <text:list>
            <text:list-item>
              <text:p text:style-name="P1">How can this be measured? What is an example of a 1, what is an example of a 100?</text:p>
            </text:list-item>
            <text:list-item>
              <text:p text:style-name="P1">What does this affect about the music? Number of notes in a measure? Difficulty of moving from one note to the next?</text:p>
            </text:list-item>
          </text:list>
        </text:list-item>
        <text:list-item>
          <text:p text:style-name="P1">key signature</text:p>
        </text:list-item>
        <text:list-item>
          <text:p text:style-name="P1">time signature</text:p>
          <text:list>
            <text:list-item>
              <text:p text:style-name="P1">What time signatures should be available? Should it be completely configurable?</text:p>
            </text:list-item>
          </text:list>
        </text:list-item>
        <text:list-item>
          <text:p text:style-name="P1">number of bars</text:p>
          <text:list>
            <text:list-item>
              <text:p text:style-name="P1">Min/Max?</text:p>
            </text:list-item>
          </text:list>
        </text:list-item>
        <text:list-item>
          <text:p text:style-name="P1">Tempo</text:p>
          <text:list>
            <text:list-item>
              <text:p text:style-name="P1">Min/Max?</text:p>
            </text:list-item>
          </text:list>
        </text:list-item>
        <text:list-item>
          <text:p text:style-name="P1">Style</text:p>
          <text:list>
            <text:list-item>
              <text:p text:style-name="P1">What does this mean? How do you determine style? What are some examples?</text:p>
            </text:list-item>
          </text:list>
        </text:list-item>
        <text:list-item>
          <text:p text:style-name="P1">range (upper, mid, lower)</text:p>
          <text:list>
            <text:list-item>
              <text:p text:style-name="P1">Is this related to the clef? treble/alto/tenor/bass</text:p>
            </text:list-item>
          </text:list>
        </text:list-item>
        <text:list-item>
          <text:p text:style-name="P1">instrument</text:p>
          <text:list>
            <text:list-item>
              <text:p text:style-name="P1">What instruments should be supported?</text:p>
            </text:list-item>
          </text:list>
        </text:list-item>
        <text:list-item>
          <text:p text:style-name="P1">number of voices</text:p>
          <text:list>
            <text:list-item>
              <text:p text:style-name="P1">Isn't this related to the instrument?</text:p>
            </text:list-item>
            <text:list-item>
              <text:p text:style-name="P1">Should there be voices for different instruments? If so, can the user specify these other instruments?</text:p>
            </text:list-item>
          </text:list>
        </text:list-item>
        <text:list-item>
          <text:p text:style-name="P1">maximum number of notes per chord</text:p>
          <text:list>
            <text:list-item>
              <text:p text:style-name="P1">Isn't this also related to the instrument?</text:p>
            </text:list-item>
          </text:list>
        </text:list-item>
        <text:list-item>
          <text:p text:style-name="P1">special task emphasis, such as rhythm, pitches, accidentals, time signature changes, thirds, chord symbols</text:p>
          <text:list>
            <text:list-item>
              <text:p text:style-name="P1">Doesn't this relate to style?</text:p>
            </text:list-item>
          </text:list>
        </text:list-item>
        <text:list-item>
          <text:p text:style-name="P1">randomizing seed</text:p>
          <text:list>
            <text:list-item>
              <text:p text:style-name="P1">Does the user input this, or can it be extracted from the current time or some other similar value?</text:p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1-17T18:47:02.26</meta:creation-date>
    <dc:date>2011-01-17T21:53:29.05</dc:date>
    <meta:editing-duration>PT02H36M04S</meta:editing-duration>
    <meta:editing-cycles>2</meta:editing-cycles>
    <meta:generator>OpenOffice.org/3.1$Win32 OpenOffice.org_project/310m19$Build-9420</meta:generator>
    <meta:document-statistic meta:table-count="0" meta:image-count="0" meta:object-count="0" meta:page-count="1" meta:paragraph-count="26" meta:word-count="199" meta:character-count="1067"/>
  </office:meta>
</office:document-meta>
</file>